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34327" officeooo:paragraph-rsid="00134327"/>
    </style:style>
    <style:style style:name="P2" style:family="paragraph" style:parent-style-name="Standard" style:master-page-name="First_20_Page">
      <style:paragraph-properties style:page-number="auto"/>
      <style:text-properties officeooo:rsid="0013744b" officeooo:paragraph-rsid="001374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kumentace semestrální práce z KIV/UP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5:15:53.863000000</meta:creation-date>
    <dc:date>2025-01-12T11:14:33.092000000</dc:date>
    <meta:editing-duration>PT19H39M32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1" meta:word-count="5" meta:character-count="39" meta:non-whitespace-character-count="35"/>
  </office:meta>
</office:document-meta>
</file>